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54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2.17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72in" fo:break-before="auto" style:use-optimal-row-height="fals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000080"/>
      <style:text-properties style:use-window-font-color="true"/>
    </style:style>
    <style:style style:name="ce3" style:family="table-cell" style:parent-style-name="Default">
      <style:table-cell-properties fo:background-color="#008000"/>
    </style:style>
    <style:style style:name="ce4" style:family="table-cell" style:parent-style-name="Default">
      <style:table-cell-properties fo:background-color="#008080"/>
    </style:style>
    <style:style style:name="ce5" style:family="table-cell" style:parent-style-name="Default">
      <style:table-cell-properties fo:background-color="#800000"/>
    </style:style>
    <style:style style:name="ce6" style:family="table-cell" style:parent-style-name="Default">
      <style:text-properties style:font-name="Liberation Sans" style:font-name-asian="Droid Sans" style:font-name-complex="Lohit Hindi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80" style:text-align-source="value-type" style:repeat-content="false"/>
      <style:paragraph-properties fo:margin-left="0in"/>
    </style:style>
    <style:style style:name="ce9" style:family="table-cell" style:parent-style-name="Default">
      <style:table-cell-properties fo:background-color="#008000" style:text-align-source="value-type" style:repeat-content="false"/>
      <style:paragraph-properties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 table:number-rows-repeated="3">
          <table:table-cell table:number-columns-repeated="19"/>
        </table:table-row>
        <table:table-row table:style-name="ro2">
          <table:table-cell table:number-columns-repeated="2"/>
          <table:table-cell table:style-name="ce1"/>
          <table:table-cell table:number-columns-repeated="4"/>
          <table:table-cell office:value-type="float" office:value="0.1333">
            <text:p>0.1333</text:p>
          </table:table-cell>
          <table:table-cell table:style-name="ce1" office:value-type="string">
            <text:p>Gmin = 1.5 <text:s/>Vin = .13V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>
            <text:p>Lo</text:p>
          </table:table-cell>
          <table:table-cell office:value-type="string">
            <text:p>Mid</text:p>
          </table:table-cell>
          <table:table-cell office:value-type="string">
            <text:p>Hi</text:p>
          </table:table-cell>
          <table:table-cell/>
          <table:table-cell office:value-type="string">
            <text:p>G</text:p>
          </table:table-cell>
          <table:table-cell office:value-type="string">
            <text:p>Vout (mV)</text:p>
          </table:table-cell>
          <table:table-cell office:value-type="string">
            <text:p>Lo (uA)</text:p>
          </table:table-cell>
          <table:table-cell office:value-type="string">
            <text:p>Mid</text:p>
          </table:table-cell>
          <table:table-cell office:value-type="string">
            <text:p>Hi</text:p>
          </table:table-cell>
          <table:table-cell office:value-type="string">
            <text:p>D (pot positition) </text:p>
          </table:table-cell>
          <table:table-cell office:value-type="string">
            <text:p>Actual gain factor (With 0 scale set by trim pot)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Nom, probe</text:p>
          </table:table-cell>
          <table:table-cell office:value-type="string">
            <text:p>400K</text:p>
          </table:table-cell>
          <table:table-cell office:value-type="string">
            <text:p>40K</text:p>
          </table:table-cell>
          <table:table-cell office:value-type="string">
            <text:p>8K</text:p>
          </table:table-cell>
          <table:table-cell table:number-columns-repeated="13"/>
        </table:table-row>
        <table:table-row table:style-name="ro4">
          <table:table-cell table:number-columns-repeated="7"/>
          <table:table-cell office:value-type="float" office:value="1">
            <text:p>1</text:p>
          </table:table-cell>
          <table:table-cell/>
          <table:table-cell office:value-type="float" office:value="400">
            <text:p>400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12V</text:p>
          </table:table-cell>
          <table:table-cell table:style-name="ce2" office:value-type="string">
            <text:p>200K</text:p>
          </table:table-cell>
          <table:table-cell office:value-type="string">
            <text:p>20uA</text:p>
          </table:table-cell>
          <table:table-cell office:value-type="string">
            <text:p>50uA</text:p>
          </table:table-cell>
          <table:table-cell office:value-type="string">
            <text:p>57uA</text:p>
          </table:table-cell>
          <table:table-cell/>
          <table:table-cell table:formula="of:=([.$H7])+0.5" office:value-type="float" office:value="1.5">
            <text:p>1.5</text:p>
          </table:table-cell>
          <table:table-cell table:formula="of:=([.$H8])*([.$H$4]) * 1000" office:value-type="float" office:value="199.95">
            <text:p>199.95</text:p>
          </table:table-cell>
          <table:table-cell table:style-name="ce7" table:formula="of:=([.$I8])/([.J$7])" office:value-type="float" office:value="0.499875">
            <text:p>0.499875</text:p>
          </table:table-cell>
          <table:table-cell table:style-name="ce7" table:formula="of:=([.$I8])/([.K$7])" office:value-type="float" office:value="4.99875">
            <text:p>4.99875</text:p>
          </table:table-cell>
          <table:table-cell table:style-name="ce7" table:formula="of:=([.$I8])/([.L$7])" office:value-type="float" office:value="24.99375">
            <text:p>24.99375</text:p>
          </table:table-cell>
          <table:table-cell office:value-type="float" office:value="1006">
            <text:p>1006</text:p>
          </table:table-cell>
          <table:table-cell table:formula="of:=1+(49.4)/( (([.$M8])/1024 *100) + 25)" office:value-type="float" office:value="1.40083676703645">
            <text:p>1.400836767</text:p>
          </table:table-cell>
          <table:table-cell table:formula="of:=([.$H$4])*([.$N8])*1000" office:value-type="float" office:value="186.731541045959">
            <text:p>186.731541046</text:p>
          </table:table-cell>
          <table:table-cell table:style-name="ce6" table:formula="of:=(1+(49.4)/( (([.$M8] +1)/1024 *100) + 0.5))*([.$H$4])*1000" office:value-type="float" office:value="199.923132434889">
            <text:p>199.9231324349</text:p>
          </table:table-cell>
          <table:table-cell table:style-name="ce6" table:formula="of:=(1+(49.4)/( (([.$M8] -1)/1024 *100) + 0.5))*([.$H$4])*1000" office:value-type="float" office:value="200.055043757177">
            <text:p>200.0550437572</text:p>
          </table:table-cell>
          <table:table-cell table:formula="of:=MAX(ABS(([.$Q8]) - ([.$O8])); ABS(([.$P8]) - ([.$O8])))" office:value-type="float" office:value="13.3235027112186">
            <text:p>13.3235027112</text:p>
          </table:table-cell>
          <table:table-cell table:formula="of:=([.$R8])/([.$O8]) * 100" office:value-type="float" office:value="7.13511099227707">
            <text:p>7.1351109923</text:p>
          </table:table-cell>
        </table:table-row>
        <table:table-row table:style-name="ro4">
          <table:table-cell/>
          <table:table-cell office:value-type="string">
            <text:p>9V</text:p>
          </table:table-cell>
          <table:table-cell/>
          <table:table-cell office:value-type="string">
            <text:p>15uA</text:p>
          </table:table-cell>
          <table:table-cell office:value-type="string">
            <text:p>35uA</text:p>
          </table:table-cell>
          <table:table-cell office:value-type="string">
            <text:p>43uA</text:p>
          </table:table-cell>
          <table:table-cell/>
          <table:table-cell table:formula="of:=([.$H8])+0.5" office:value-type="float" office:value="2">
            <text:p>2</text:p>
          </table:table-cell>
          <table:table-cell table:formula="of:=([.$H9])*([.$H$4]) * 1000" office:value-type="float" office:value="266.6">
            <text:p>266.6</text:p>
          </table:table-cell>
          <table:table-cell table:style-name="ce7" table:formula="of:=([.$I9])/([.J$7])" office:value-type="float" office:value="0.6665">
            <text:p>0.6665</text:p>
          </table:table-cell>
          <table:table-cell table:style-name="ce7" table:formula="of:=([.$I9])/([.K$7])" office:value-type="float" office:value="6.665">
            <text:p>6.665</text:p>
          </table:table-cell>
          <table:table-cell table:style-name="ce7" table:formula="of:=([.$I9])/([.L$7])" office:value-type="float" office:value="33.325">
            <text:p>33.325</text:p>
          </table:table-cell>
          <table:table-cell office:value-type="float" office:value="500">
            <text:p>500</text:p>
          </table:table-cell>
          <table:table-cell table:formula="of:=1+(49.4)/( (([.$M9])/1024 *100) + 25)" office:value-type="float" office:value="1.66912169312169">
            <text:p>1.6691216931</text:p>
          </table:table-cell>
          <table:table-cell table:formula="of:=([.$H$4])*([.$N9])*1000" office:value-type="float" office:value="222.493921693122">
            <text:p>222.4939216931</text:p>
          </table:table-cell>
          <table:table-cell table:style-name="ce6" table:formula="of:=(1+(49.4)/( (([.$M9] +1)/1024 *100) + 0.5))*([.$H$4])*1000" office:value-type="float" office:value="266.530468663558">
            <text:p>266.5304686636</text:p>
          </table:table-cell>
          <table:table-cell table:style-name="ce6" table:formula="of:=(1+(49.4)/( (([.$M9] -1)/1024 *100) + 0.5))*([.$H$4])*1000" office:value-type="float" office:value="267.059035150361">
            <text:p>267.0590351504</text:p>
          </table:table-cell>
          <table:table-cell table:formula="of:=MAX(ABS(([.$Q9]) - ([.$O9])); ABS(([.$P9]) - ([.$O9])))" office:value-type="float" office:value="44.5651134572394">
            <text:p>44.5651134572</text:p>
          </table:table-cell>
          <table:table-cell table:formula="of:=([.$R9])/([.$O9]) * 100" office:value-type="float" office:value="20.0298116542287">
            <text:p>20.0298116542</text:p>
          </table:table-cell>
        </table:table-row>
        <table:table-row table:style-name="ro4">
          <table:table-cell/>
          <table:table-cell office:value-type="string">
            <text:p>5V</text:p>
          </table:table-cell>
          <table:table-cell/>
          <table:table-cell office:value-type="string">
            <text:p>8uA</text:p>
          </table:table-cell>
          <table:table-cell office:value-type="string">
            <text:p>20uA</text:p>
          </table:table-cell>
          <table:table-cell office:value-type="string">
            <text:p>24uA</text:p>
          </table:table-cell>
          <table:table-cell/>
          <table:table-cell table:formula="of:=([.$H9])+0.5" office:value-type="float" office:value="2.5">
            <text:p>2.5</text:p>
          </table:table-cell>
          <table:table-cell table:formula="of:=([.$H10])*([.$H$4]) * 1000" office:value-type="float" office:value="333.25">
            <text:p>333.25</text:p>
          </table:table-cell>
          <table:table-cell table:style-name="ce7" table:formula="of:=([.$I10])/([.J$7])" office:value-type="float" office:value="0.833125">
            <text:p>0.833125</text:p>
          </table:table-cell>
          <table:table-cell table:style-name="ce7" table:formula="of:=([.$I10])/([.K$7])" office:value-type="float" office:value="8.33125">
            <text:p>8.33125</text:p>
          </table:table-cell>
          <table:table-cell table:style-name="ce7" table:formula="of:=([.$I10])/([.L$7])" office:value-type="float" office:value="41.65625">
            <text:p>41.65625</text:p>
          </table:table-cell>
          <table:table-cell office:value-type="float" office:value="332">
            <text:p>332</text:p>
          </table:table-cell>
          <table:table-cell table:formula="of:=1+(49.4)/( (([.$M10])/1024 *100) + 25)" office:value-type="float" office:value="1.86029931972789">
            <text:p>1.8602993197</text:p>
          </table:table-cell>
          <table:table-cell table:formula="of:=([.$H$4])*([.$N10])*1000" office:value-type="float" office:value="247.977899319728">
            <text:p>247.9778993197</text:p>
          </table:table-cell>
          <table:table-cell table:style-name="ce6" table:formula="of:=(1+(49.4)/( (([.$M10] +1)/1024 *100) + 0.5))*([.$H$4])*1000" office:value-type="float" office:value="332.728027919082">
            <text:p>332.7280279191</text:p>
          </table:table-cell>
          <table:table-cell table:style-name="ce6" table:formula="of:=(1+(49.4)/( (([.$M10] -1)/1024 *100) + 0.5))*([.$H$4])*1000" office:value-type="float" office:value="333.914675711056">
            <text:p>333.9146757111</text:p>
          </table:table-cell>
          <table:table-cell table:formula="of:=MAX(ABS(([.$Q10]) - ([.$O10])); ABS(([.$P10]) - ([.$O10])))" office:value-type="float" office:value="85.9367763913277">
            <text:p>85.9367763913</text:p>
          </table:table-cell>
          <table:table-cell table:formula="of:=([.$R10])/([.$O10]) * 100" office:value-type="float" office:value="34.6550142682376">
            <text:p>34.6550142682</text:p>
          </table:table-cell>
        </table:table-row>
        <table:table-row table:style-name="ro4">
          <table:table-cell table:number-columns-repeated="7"/>
          <table:table-cell table:formula="of:=([.$H10])+0.5" office:value-type="float" office:value="3">
            <text:p>3</text:p>
          </table:table-cell>
          <table:table-cell table:formula="of:=([.$H11])*([.$H$4]) * 1000" office:value-type="float" office:value="399.9">
            <text:p>399.9</text:p>
          </table:table-cell>
          <table:table-cell table:style-name="ce7" table:formula="of:=([.$I11])/([.J$7])" office:value-type="float" office:value="0.99975">
            <text:p>0.99975</text:p>
          </table:table-cell>
          <table:table-cell table:style-name="ce7" table:formula="of:=([.$I11])/([.K$7])" office:value-type="float" office:value="9.9975">
            <text:p>9.9975</text:p>
          </table:table-cell>
          <table:table-cell table:style-name="ce7" table:formula="of:=([.$I11])/([.L$7])" office:value-type="float" office:value="49.9875">
            <text:p>49.9875</text:p>
          </table:table-cell>
          <table:table-cell office:value-type="float" office:value="247">
            <text:p>247</text:p>
          </table:table-cell>
          <table:table-cell table:formula="of:=1+(49.4)/( (([.$M11])/1024 *100) + 25)" office:value-type="float" office:value="2.00567793240557">
            <text:p>2.0056779324</text:p>
          </table:table-cell>
          <table:table-cell table:formula="of:=([.$H$4])*([.$N11])*1000" office:value-type="float" office:value="267.356868389662">
            <text:p>267.3568683897</text:p>
          </table:table-cell>
          <table:table-cell table:style-name="ce6" table:formula="of:=(1+(49.4)/( (([.$M11] +1)/1024 *100) + 0.5))*([.$H$4])*1000" office:value-type="float" office:value="399.697774968394">
            <text:p>399.6977749684</text:p>
          </table:table-cell>
          <table:table-cell table:style-name="ce6" table:formula="of:=(1+(49.4)/( (([.$M11] -1)/1024 *100) + 0.5))*([.$H$4])*1000" office:value-type="float" office:value="401.819452054795">
            <text:p>401.8194520548</text:p>
          </table:table-cell>
          <table:table-cell table:formula="of:=MAX(ABS(([.$Q11]) - ([.$O11])); ABS(([.$P11]) - ([.$O11])))" office:value-type="float" office:value="134.462583665133">
            <text:p>134.4625836651</text:p>
          </table:table-cell>
          <table:table-cell table:formula="of:=([.$R11])/([.$O11]) * 100" office:value-type="float" office:value="50.2932969237052">
            <text:p>50.2932969237</text:p>
          </table:table-cell>
        </table:table-row>
        <table:table-row table:style-name="ro4">
          <table:table-cell/>
          <table:table-cell office:value-type="string">
            <text:p>12V</text:p>
          </table:table-cell>
          <table:table-cell table:style-name="ce3" office:value-type="string">
            <text:p>100K</text:p>
          </table:table-cell>
          <table:table-cell office:value-type="string">
            <text:p>24uA</text:p>
          </table:table-cell>
          <table:table-cell office:value-type="string">
            <text:p>85uA</text:p>
          </table:table-cell>
          <table:table-cell office:value-type="string">
            <text:p>110uA</text:p>
          </table:table-cell>
          <table:table-cell/>
          <table:table-cell table:formula="of:=([.$H11])+0.5" office:value-type="float" office:value="3.5">
            <text:p>3.5</text:p>
          </table:table-cell>
          <table:table-cell table:formula="of:=([.$H12])*([.$H$4]) * 1000" office:value-type="float" office:value="466.55">
            <text:p>466.55</text:p>
          </table:table-cell>
          <table:table-cell table:style-name="ce7" table:formula="of:=([.$I12])/([.J$7])" office:value-type="float" office:value="1.166375">
            <text:p>1.166375</text:p>
          </table:table-cell>
          <table:table-cell table:style-name="ce7" table:formula="of:=([.$I12])/([.K$7])" office:value-type="float" office:value="11.66375">
            <text:p>11.66375</text:p>
          </table:table-cell>
          <table:table-cell table:style-name="ce8" table:formula="of:=([.$I12])/([.L$7])" office:value-type="float" office:value="58.31875">
            <text:p>58.31875</text:p>
          </table:table-cell>
          <table:table-cell office:value-type="float" office:value="197">
            <text:p>197</text:p>
          </table:table-cell>
          <table:table-cell table:formula="of:=1+(49.4)/( (([.$M12])/1024 *100) + 25)" office:value-type="float" office:value="2.11667991169978">
            <text:p>2.1166799117</text:p>
          </table:table-cell>
          <table:table-cell table:formula="of:=([.$H$4])*([.$N12])*1000" office:value-type="float" office:value="282.153432229581">
            <text:p>282.1534322296</text:p>
          </table:table-cell>
          <table:table-cell table:style-name="ce6" table:formula="of:=(1+(49.4)/( (([.$M12] +1)/1024 *100) + 0.5))*([.$H$4])*1000" office:value-type="float" office:value="465.274226073257">
            <text:p>465.2742260733</text:p>
          </table:table-cell>
          <table:table-cell table:style-name="ce6" table:formula="of:=(1+(49.4)/( (([.$M12] -1)/1024 *100) + 0.5))*([.$H$4])*1000" office:value-type="float" office:value="468.575481304694">
            <text:p>468.5754813047</text:p>
          </table:table-cell>
          <table:table-cell table:formula="of:=MAX(ABS(([.$Q12]) - ([.$O12])); ABS(([.$P12]) - ([.$O12])))" office:value-type="float" office:value="186.422049075113">
            <text:p>186.4220490751</text:p>
          </table:table-cell>
          <table:table-cell table:formula="of:=([.$R12])/([.$O12]) * 100" office:value-type="float" office:value="66.0711612125372">
            <text:p>66.0711612125</text:p>
          </table:table-cell>
        </table:table-row>
        <table:table-row table:style-name="ro4">
          <table:table-cell/>
          <table:table-cell office:value-type="string">
            <text:p>9V</text:p>
          </table:table-cell>
          <table:table-cell/>
          <table:table-cell office:value-type="string">
            <text:p>18uA</text:p>
          </table:table-cell>
          <table:table-cell office:value-type="string">
            <text:p>64uA</text:p>
          </table:table-cell>
          <table:table-cell office:value-type="string">
            <text:p>80uA</text:p>
          </table:table-cell>
          <table:table-cell/>
          <table:table-cell table:formula="of:=([.$H12])+0.5" office:value-type="float" office:value="4">
            <text:p>4</text:p>
          </table:table-cell>
          <table:table-cell table:formula="of:=([.$H13])*([.$H$4]) * 1000" office:value-type="float" office:value="533.2">
            <text:p>533.2</text:p>
          </table:table-cell>
          <table:table-cell table:style-name="ce7" table:formula="of:=([.$I13])/([.J$7])" office:value-type="float" office:value="1.333">
            <text:p>1.333</text:p>
          </table:table-cell>
          <table:table-cell table:style-name="ce7" table:formula="of:=([.$I13])/([.K$7])" office:value-type="float" office:value="13.33">
            <text:p>13.33</text:p>
          </table:table-cell>
          <table:table-cell table:style-name="ce7" table:formula="of:=([.$I13])/([.L$7])" office:value-type="float" office:value="66.65">
            <text:p>66.65</text:p>
          </table:table-cell>
          <table:table-cell office:value-type="float" office:value="163">
            <text:p>163</text:p>
          </table:table-cell>
          <table:table-cell table:formula="of:=1+(49.4)/( (([.$M13])/1024 *100) + 25)" office:value-type="float" office:value="2.20729355608592">
            <text:p>2.2072935561</text:p>
          </table:table-cell>
          <table:table-cell table:formula="of:=([.$H$4])*([.$N13])*1000" office:value-type="float" office:value="294.232231026253">
            <text:p>294.2322310263</text:p>
          </table:table-cell>
          <table:table-cell table:style-name="ce6" table:formula="of:=(1+(49.4)/( (([.$M13] +1)/1024 *100) + 0.5))*([.$H$4])*1000" office:value-type="float" office:value="532.014550614948">
            <text:p>532.0145506149</text:p>
          </table:table-cell>
          <table:table-cell table:style-name="ce6" table:formula="of:=(1+(49.4)/( (([.$M13] -1)/1024 *100) + 0.5))*([.$H$4])*1000" office:value-type="float" office:value="536.78614648157">
            <text:p>536.7861464816</text:p>
          </table:table-cell>
          <table:table-cell table:formula="of:=MAX(ABS(([.$Q13]) - ([.$O13])); ABS(([.$P13]) - ([.$O13])))" office:value-type="float" office:value="242.553915455317">
            <text:p>242.5539154553</text:p>
          </table:table-cell>
          <table:table-cell table:formula="of:=([.$R13])/([.$O13]) * 100" office:value-type="float" office:value="82.4362153015369">
            <text:p>82.4362153015</text:p>
          </table:table-cell>
        </table:table-row>
        <table:table-row table:style-name="ro4">
          <table:table-cell/>
          <table:table-cell office:value-type="string">
            <text:p>5V</text:p>
          </table:table-cell>
          <table:table-cell/>
          <table:table-cell office:value-type="string">
            <text:p>10uA</text:p>
          </table:table-cell>
          <table:table-cell office:value-type="string">
            <text:p>35uA</text:p>
          </table:table-cell>
          <table:table-cell office:value-type="string">
            <text:p>45uA</text:p>
          </table:table-cell>
          <table:table-cell/>
          <table:table-cell table:formula="of:=([.$H13])+0.5" office:value-type="float" office:value="4.5">
            <text:p>4.5</text:p>
          </table:table-cell>
          <table:table-cell table:formula="of:=([.$H14])*([.$H$4]) * 1000" office:value-type="float" office:value="599.85">
            <text:p>599.85</text:p>
          </table:table-cell>
          <table:table-cell table:style-name="ce7" table:formula="of:=([.$I14])/([.J$7])" office:value-type="float" office:value="1.499625">
            <text:p>1.499625</text:p>
          </table:table-cell>
          <table:table-cell table:style-name="ce7" table:formula="of:=([.$I14])/([.K$7])" office:value-type="float" office:value="14.99625">
            <text:p>14.99625</text:p>
          </table:table-cell>
          <table:table-cell table:style-name="ce7" table:formula="of:=([.$I14])/([.L$7])" office:value-type="float" office:value="74.98125">
            <text:p>74.98125</text:p>
          </table:table-cell>
          <table:table-cell office:value-type="float" office:value="139">
            <text:p>139</text:p>
          </table:table-cell>
          <table:table-cell table:formula="of:=1+(49.4)/( (([.$M14])/1024 *100) + 25)" office:value-type="float" office:value="2.28064810126582">
            <text:p>2.2806481013</text:p>
          </table:table-cell>
          <table:table-cell table:formula="of:=([.$H$4])*([.$N14])*1000" office:value-type="float" office:value="304.010391898734">
            <text:p>304.0103918987</text:p>
          </table:table-cell>
          <table:table-cell table:style-name="ce6" table:formula="of:=(1+(49.4)/( (([.$M14] +1)/1024 *100) + 0.5))*([.$H$4])*1000" office:value-type="float" office:value="597.954112458655">
            <text:p>597.9541124587</text:p>
          </table:table-cell>
          <table:table-cell table:style-name="ce6" table:formula="of:=(1+(49.4)/( (([.$M14] -1)/1024 *100) + 0.5))*([.$H$4])*1000" office:value-type="float" office:value="604.447322526551">
            <text:p>604.4473225266</text:p>
          </table:table-cell>
          <table:table-cell table:formula="of:=MAX(ABS(([.$Q14]) - ([.$O14])); ABS(([.$P14]) - ([.$O14])))" office:value-type="float" office:value="300.436930627817">
            <text:p>300.4369306278</text:p>
          </table:table-cell>
          <table:table-cell table:formula="of:=([.$R14])/([.$O14]) * 100" office:value-type="float" office:value="98.8245594998912">
            <text:p>98.8245594999</text:p>
          </table:table-cell>
        </table:table-row>
        <table:table-row table:style-name="ro4">
          <table:table-cell table:number-columns-repeated="7"/>
          <table:table-cell table:formula="of:=([.$H14])+0.5" office:value-type="float" office:value="5">
            <text:p>5</text:p>
          </table:table-cell>
          <table:table-cell table:formula="of:=([.$H15])*([.$H$4]) * 1000" office:value-type="float" office:value="666.5">
            <text:p>666.5</text:p>
          </table:table-cell>
          <table:table-cell table:style-name="ce7" table:formula="of:=([.$I15])/([.J$7])" office:value-type="float" office:value="1.66625">
            <text:p>1.66625</text:p>
          </table:table-cell>
          <table:table-cell table:style-name="ce7" table:formula="of:=([.$I15])/([.K$7])" office:value-type="float" office:value="16.6625">
            <text:p>16.6625</text:p>
          </table:table-cell>
          <table:table-cell table:style-name="ce7" table:formula="of:=([.$I15])/([.L$7])" office:value-type="float" office:value="83.3125">
            <text:p>83.3125</text:p>
          </table:table-cell>
          <table:table-cell office:value-type="float" office:value="121">
            <text:p>121</text:p>
          </table:table-cell>
          <table:table-cell table:formula="of:=1+(49.4)/( (([.$M15])/1024 *100) + 25)" office:value-type="float" office:value="2.34179310344828">
            <text:p>2.3417931034</text:p>
          </table:table-cell>
          <table:table-cell table:formula="of:=([.$H$4])*([.$N15])*1000" office:value-type="float" office:value="312.161020689655">
            <text:p>312.1610206897</text:p>
          </table:table-cell>
          <table:table-cell table:style-name="ce6" table:formula="of:=(1+(49.4)/( (([.$M15] +1)/1024 *100) + 0.5))*([.$H$4])*1000" office:value-type="float" office:value="663.748432976715">
            <text:p>663.7484329767</text:p>
          </table:table-cell>
          <table:table-cell table:style-name="ce6" table:formula="of:=(1+(49.4)/( (([.$M15] -1)/1024 *100) + 0.5))*([.$H$4])*1000" office:value-type="float" office:value="672.227468030691">
            <text:p>672.2274680307</text:p>
          </table:table-cell>
          <table:table-cell table:formula="of:=MAX(ABS(([.$Q15]) - ([.$O15])); ABS(([.$P15]) - ([.$O15])))" office:value-type="float" office:value="360.066447341035">
            <text:p>360.066447341</text:p>
          </table:table-cell>
          <table:table-cell table:formula="of:=([.$R15])/([.$O15]) * 100" office:value-type="float" office:value="115.346383268975">
            <text:p>115.346383269</text:p>
          </table:table-cell>
        </table:table-row>
        <table:table-row table:style-name="ro4">
          <table:table-cell/>
          <table:table-cell office:value-type="string">
            <text:p>12V</text:p>
          </table:table-cell>
          <table:table-cell table:style-name="ce4" office:value-type="string">
            <text:p>50K</text:p>
          </table:table-cell>
          <table:table-cell office:value-type="string">
            <text:p>26uA</text:p>
          </table:table-cell>
          <table:table-cell office:value-type="string">
            <text:p>130uA</text:p>
          </table:table-cell>
          <table:table-cell office:value-type="string">
            <text:p>200uA</text:p>
          </table:table-cell>
          <table:table-cell/>
          <table:table-cell table:formula="of:=([.$H15])+0.5" office:value-type="float" office:value="5.5">
            <text:p>5.5</text:p>
          </table:table-cell>
          <table:table-cell table:formula="of:=([.$H16])*([.$H$4]) * 1000" office:value-type="float" office:value="733.15">
            <text:p>733.15</text:p>
          </table:table-cell>
          <table:table-cell table:style-name="ce7" table:formula="of:=([.$I16])/([.J$7])" office:value-type="float" office:value="1.832875">
            <text:p>1.832875</text:p>
          </table:table-cell>
          <table:table-cell table:style-name="ce7" table:formula="of:=([.$I16])/([.K$7])" office:value-type="float" office:value="18.32875">
            <text:p>18.32875</text:p>
          </table:table-cell>
          <table:table-cell table:style-name="ce7" table:formula="of:=([.$I16])/([.L$7])" office:value-type="float" office:value="91.64375">
            <text:p>91.64375</text:p>
          </table:table-cell>
          <table:table-cell office:value-type="float" office:value="107">
            <text:p>107</text:p>
          </table:table-cell>
          <table:table-cell table:formula="of:=1+(49.4)/( (([.$M16])/1024 *100) + 25)" office:value-type="float" office:value="2.39354269972452">
            <text:p>2.3935426997</text:p>
          </table:table-cell>
          <table:table-cell table:formula="of:=([.$H$4])*([.$N16])*1000" office:value-type="float" office:value="319.059241873278">
            <text:p>319.0592418733</text:p>
          </table:table-cell>
          <table:table-cell table:style-name="ce6" table:formula="of:=(1+(49.4)/( (([.$M16] +1)/1024 *100) + 0.5))*([.$H$4])*1000" office:value-type="float" office:value="729.397991513437">
            <text:p>729.3979915134</text:p>
          </table:table-cell>
          <table:table-cell table:style-name="ce6" table:formula="of:=(1+(49.4)/( (([.$M16] -1)/1024 *100) + 0.5))*([.$H$4])*1000" office:value-type="float" office:value="740.126897048236">
            <text:p>740.1268970482</text:p>
          </table:table-cell>
          <table:table-cell table:formula="of:=MAX(ABS(([.$Q16]) - ([.$O16])); ABS(([.$P16]) - ([.$O16])))" office:value-type="float" office:value="421.067655174958">
            <text:p>421.067655175</text:p>
          </table:table-cell>
          <table:table-cell table:formula="of:=([.$R16])/([.$O16]) * 100" office:value-type="float" office:value="131.97162154049">
            <text:p>131.9716215405</text:p>
          </table:table-cell>
        </table:table-row>
        <table:table-row table:style-name="ro4">
          <table:table-cell/>
          <table:table-cell office:value-type="string">
            <text:p>9V</text:p>
          </table:table-cell>
          <table:table-cell/>
          <table:table-cell office:value-type="string">
            <text:p>20uA</text:p>
          </table:table-cell>
          <table:table-cell office:value-type="string">
            <text:p>100uA</text:p>
          </table:table-cell>
          <table:table-cell office:value-type="string">
            <text:p>150uA</text:p>
          </table:table-cell>
          <table:table-cell/>
          <table:table-cell table:formula="of:=([.$H16])+0.5" office:value-type="float" office:value="6">
            <text:p>6</text:p>
          </table:table-cell>
          <table:table-cell table:formula="of:=([.$H17])*([.$H$4]) * 1000" office:value-type="float" office:value="799.8">
            <text:p>799.8</text:p>
          </table:table-cell>
          <table:table-cell table:style-name="ce7" table:formula="of:=([.$I17])/([.J$7])" office:value-type="float" office:value="1.9995">
            <text:p>1.9995</text:p>
          </table:table-cell>
          <table:table-cell table:style-name="ce7" table:formula="of:=([.$I17])/([.K$7])" office:value-type="float" office:value="19.995">
            <text:p>19.995</text:p>
          </table:table-cell>
          <table:table-cell table:style-name="ce7" table:formula="of:=([.$I17])/([.L$7])" office:value-type="float" office:value="99.975">
            <text:p>99.975</text:p>
          </table:table-cell>
          <table:table-cell/>
          <table:table-cell table:formula="of:=1+(49.4)/( (([.$M17])/1024 *100) + 25)" office:value-type="float" office:value="2.976">
            <text:p>2.976</text:p>
          </table:table-cell>
          <table:table-cell table:formula="of:=([.$H$4])*([.$N17])*1000" office:value-type="float" office:value="396.7008">
            <text:p>396.7008</text:p>
          </table:table-cell>
          <table:table-cell table:style-name="ce6" table:formula="of:=(1+(49.4)/( (([.$M17] +1)/1024 *100) + 0.5))*([.$H$4])*1000" office:value-type="float" office:value="11151.3726797386">
            <text:p>11151.3726797386</text:p>
          </table:table-cell>
          <table:table-cell table:style-name="ce6" table:formula="of:=(1+(49.4)/( (([.$M17] -1)/1024 *100) + 0.5))*([.$H$4])*1000" office:value-type="float" office:value="16499.9516504854">
            <text:p>16499.9516504854</text:p>
          </table:table-cell>
          <table:table-cell table:formula="of:=MAX(ABS(([.$Q17]) - ([.$O17])); ABS(([.$P17]) - ([.$O17])))" office:value-type="float" office:value="16103.2508504854">
            <text:p>16103.2508504854</text:p>
          </table:table-cell>
          <table:table-cell table:formula="of:=([.$R17])/([.$O17]) * 100" office:value-type="float" office:value="4059.29376761666">
            <text:p>4059.2937676167</text:p>
          </table:table-cell>
        </table:table-row>
        <table:table-row table:style-name="ro4">
          <table:table-cell/>
          <table:table-cell office:value-type="string">
            <text:p>5V</text:p>
          </table:table-cell>
          <table:table-cell/>
          <table:table-cell office:value-type="string">
            <text:p>11uA</text:p>
          </table:table-cell>
          <table:table-cell office:value-type="string">
            <text:p>55uA</text:p>
          </table:table-cell>
          <table:table-cell office:value-type="string">
            <text:p>85uA</text:p>
          </table:table-cell>
          <table:table-cell/>
          <table:table-cell table:formula="of:=([.$H17])+0.5" office:value-type="float" office:value="6.5">
            <text:p>6.5</text:p>
          </table:table-cell>
          <table:table-cell table:formula="of:=([.$H18])*([.$H$4]) * 1000" office:value-type="float" office:value="866.45">
            <text:p>866.45</text:p>
          </table:table-cell>
          <table:table-cell table:style-name="ce7" table:formula="of:=([.$I18])/([.J$7])" office:value-type="float" office:value="2.166125">
            <text:p>2.166125</text:p>
          </table:table-cell>
          <table:table-cell table:style-name="ce7" table:formula="of:=([.$I18])/([.K$7])" office:value-type="float" office:value="21.66125">
            <text:p>21.66125</text:p>
          </table:table-cell>
          <table:table-cell table:style-name="ce7" table:formula="of:=([.$I18])/([.L$7])" office:value-type="float" office:value="108.30625">
            <text:p>108.30625</text:p>
          </table:table-cell>
          <table:table-cell/>
          <table:table-cell table:formula="of:=1+(49.4)/( (([.$M18])/1024 *100) + 25)" office:value-type="float" office:value="2.976">
            <text:p>2.976</text:p>
          </table:table-cell>
          <table:table-cell table:formula="of:=([.$H$4])*([.$N18])*1000" office:value-type="float" office:value="396.7008">
            <text:p>396.7008</text:p>
          </table:table-cell>
          <table:table-cell table:style-name="ce6" table:formula="of:=(1+(49.4)/( (([.$M18] +1)/1024 *100) + 0.5))*([.$H$4])*1000" office:value-type="float" office:value="11151.3726797386">
            <text:p>11151.3726797386</text:p>
          </table:table-cell>
          <table:table-cell table:style-name="ce6" table:formula="of:=(1+(49.4)/( (([.$M18] -1)/1024 *100) + 0.5))*([.$H$4])*1000" office:value-type="float" office:value="16499.9516504854">
            <text:p>16499.9516504854</text:p>
          </table:table-cell>
          <table:table-cell table:formula="of:=MAX(ABS(([.$Q18]) - ([.$O18])); ABS(([.$P18]) - ([.$O18])))" office:value-type="float" office:value="16103.2508504854">
            <text:p>16103.2508504854</text:p>
          </table:table-cell>
          <table:table-cell table:formula="of:=([.$R18])/([.$O18]) * 100" office:value-type="float" office:value="4059.29376761666">
            <text:p>4059.2937676167</text:p>
          </table:table-cell>
        </table:table-row>
        <table:table-row table:style-name="ro4">
          <table:table-cell table:number-columns-repeated="7"/>
          <table:table-cell table:formula="of:=([.$H18])+0.5" office:value-type="float" office:value="7">
            <text:p>7</text:p>
          </table:table-cell>
          <table:table-cell table:formula="of:=([.$H19])*([.$H$4]) * 1000" office:value-type="float" office:value="933.1">
            <text:p>933.1</text:p>
          </table:table-cell>
          <table:table-cell table:style-name="ce7" table:formula="of:=([.$I19])/([.J$7])" office:value-type="float" office:value="2.33275">
            <text:p>2.33275</text:p>
          </table:table-cell>
          <table:table-cell table:style-name="ce7" table:formula="of:=([.$I19])/([.K$7])" office:value-type="float" office:value="23.3275">
            <text:p>23.3275</text:p>
          </table:table-cell>
          <table:table-cell table:style-name="ce9" table:formula="of:=([.$I19])/([.L$7])" office:value-type="float" office:value="116.6375">
            <text:p>116.6375</text:p>
          </table:table-cell>
          <table:table-cell/>
          <table:table-cell table:formula="of:=1+(49.4)/( (([.$M19])/1024 *100) + 25)" office:value-type="float" office:value="2.976">
            <text:p>2.976</text:p>
          </table:table-cell>
          <table:table-cell table:formula="of:=([.$H$4])*([.$N19])*1000" office:value-type="float" office:value="396.7008">
            <text:p>396.7008</text:p>
          </table:table-cell>
          <table:table-cell table:style-name="ce6" table:formula="of:=(1+(49.4)/( (([.$M19] +1)/1024 *100) + 0.5))*([.$H$4])*1000" office:value-type="float" office:value="11151.3726797386">
            <text:p>11151.3726797386</text:p>
          </table:table-cell>
          <table:table-cell table:style-name="ce6" table:formula="of:=(1+(49.4)/( (([.$M19] -1)/1024 *100) + 0.5))*([.$H$4])*1000" office:value-type="float" office:value="16499.9516504854">
            <text:p>16499.9516504854</text:p>
          </table:table-cell>
          <table:table-cell table:formula="of:=MAX(ABS(([.$Q19]) - ([.$O19])); ABS(([.$P19]) - ([.$O19])))" office:value-type="float" office:value="16103.2508504854">
            <text:p>16103.2508504854</text:p>
          </table:table-cell>
          <table:table-cell table:formula="of:=([.$R19])/([.$O19]) * 100" office:value-type="float" office:value="4059.29376761666">
            <text:p>4059.2937676167</text:p>
          </table:table-cell>
        </table:table-row>
        <table:table-row table:style-name="ro4">
          <table:table-cell/>
          <table:table-cell office:value-type="string">
            <text:p>12V</text:p>
          </table:table-cell>
          <table:table-cell table:style-name="ce5" office:value-type="string">
            <text:p>10K</text:p>
          </table:table-cell>
          <table:table-cell office:value-type="string">
            <text:p>29uA</text:p>
          </table:table-cell>
          <table:table-cell office:value-type="string">
            <text:p>240uA</text:p>
          </table:table-cell>
          <table:table-cell office:value-type="string">
            <text:p>600uA</text:p>
          </table:table-cell>
          <table:table-cell/>
          <table:table-cell table:formula="of:=([.$H19])+0.5" office:value-type="float" office:value="7.5">
            <text:p>7.5</text:p>
          </table:table-cell>
          <table:table-cell table:formula="of:=([.$H20])*([.$H$4]) * 1000" office:value-type="float" office:value="999.75">
            <text:p>999.75</text:p>
          </table:table-cell>
          <table:table-cell table:style-name="ce7" table:formula="of:=([.$I20])/([.J$7])" office:value-type="float" office:value="2.499375">
            <text:p>2.499375</text:p>
          </table:table-cell>
          <table:table-cell table:style-name="ce7" table:formula="of:=([.$I20])/([.K$7])" office:value-type="float" office:value="24.99375">
            <text:p>24.99375</text:p>
          </table:table-cell>
          <table:table-cell table:style-name="ce7" table:formula="of:=([.$I20])/([.L$7])" office:value-type="float" office:value="124.96875">
            <text:p>124.96875</text:p>
          </table:table-cell>
          <table:table-cell/>
          <table:table-cell table:formula="of:=1+(49.4)/( (([.$M20])/1024 *100) + 25)" office:value-type="float" office:value="2.976">
            <text:p>2.976</text:p>
          </table:table-cell>
          <table:table-cell table:formula="of:=([.$H$4])*([.$N20])*1000" office:value-type="float" office:value="396.7008">
            <text:p>396.7008</text:p>
          </table:table-cell>
          <table:table-cell table:style-name="ce6" table:formula="of:=(1+(49.4)/( (([.$M20] +1)/1024 *100) + 0.5))*([.$H$4])*1000" office:value-type="float" office:value="11151.3726797386">
            <text:p>11151.3726797386</text:p>
          </table:table-cell>
          <table:table-cell table:style-name="ce6" table:formula="of:=(1+(49.4)/( (([.$M20] -1)/1024 *100) + 0.5))*([.$H$4])*1000" office:value-type="float" office:value="16499.9516504854">
            <text:p>16499.9516504854</text:p>
          </table:table-cell>
          <table:table-cell table:formula="of:=MAX(ABS(([.$Q20]) - ([.$O20])); ABS(([.$P20]) - ([.$O20])))" office:value-type="float" office:value="16103.2508504854">
            <text:p>16103.2508504854</text:p>
          </table:table-cell>
          <table:table-cell table:formula="of:=([.$R20])/([.$O20]) * 100" office:value-type="float" office:value="4059.29376761666">
            <text:p>4059.2937676167</text:p>
          </table:table-cell>
        </table:table-row>
        <table:table-row table:style-name="ro4">
          <table:table-cell/>
          <table:table-cell office:value-type="string">
            <text:p>9V</text:p>
          </table:table-cell>
          <table:table-cell/>
          <table:table-cell office:value-type="string">
            <text:p>21.5uA</text:p>
          </table:table-cell>
          <table:table-cell office:value-type="string">
            <text:p>180uA</text:p>
          </table:table-cell>
          <table:table-cell office:value-type="string">
            <text:p>500uA</text:p>
          </table:table-cell>
          <table:table-cell/>
          <table:table-cell table:formula="of:=([.$H20])+0.5" office:value-type="float" office:value="8">
            <text:p>8</text:p>
          </table:table-cell>
          <table:table-cell table:formula="of:=([.$H21])*([.$H$4]) * 1000" office:value-type="float" office:value="1066.4">
            <text:p>1066.4</text:p>
          </table:table-cell>
          <table:table-cell table:style-name="ce7" table:formula="of:=([.$I21])/([.J$7])" office:value-type="float" office:value="2.666">
            <text:p>2.666</text:p>
          </table:table-cell>
          <table:table-cell table:style-name="ce7" table:formula="of:=([.$I21])/([.K$7])" office:value-type="float" office:value="26.66">
            <text:p>26.66</text:p>
          </table:table-cell>
          <table:table-cell table:style-name="ce7" table:formula="of:=([.$I21])/([.L$7])" office:value-type="float" office:value="133.3">
            <text:p>133.3</text:p>
          </table:table-cell>
          <table:table-cell/>
          <table:table-cell table:formula="of:=1+(49.4)/( (([.$M21])/1024 *100) + 25)" office:value-type="float" office:value="2.976">
            <text:p>2.976</text:p>
          </table:table-cell>
          <table:table-cell table:formula="of:=([.$H$4])*([.$N21])*1000" office:value-type="float" office:value="396.7008">
            <text:p>396.7008</text:p>
          </table:table-cell>
          <table:table-cell table:style-name="ce6" table:formula="of:=(1+(49.4)/( (([.$M21] +1)/1024 *100) + 0.5))*([.$H$4])*1000" office:value-type="float" office:value="11151.3726797386">
            <text:p>11151.3726797386</text:p>
          </table:table-cell>
          <table:table-cell table:style-name="ce6" table:formula="of:=(1+(49.4)/( (([.$M21] -1)/1024 *100) + 0.5))*([.$H$4])*1000" office:value-type="float" office:value="16499.9516504854">
            <text:p>16499.9516504854</text:p>
          </table:table-cell>
          <table:table-cell table:formula="of:=MAX(ABS(([.$Q21]) - ([.$O21])); ABS(([.$P21]) - ([.$O21])))" office:value-type="float" office:value="16103.2508504854">
            <text:p>16103.2508504854</text:p>
          </table:table-cell>
          <table:table-cell table:formula="of:=([.$R21])/([.$O21]) * 100" office:value-type="float" office:value="4059.29376761666">
            <text:p>4059.2937676167</text:p>
          </table:table-cell>
        </table:table-row>
        <table:table-row table:style-name="ro4">
          <table:table-cell/>
          <table:table-cell office:value-type="string">
            <text:p>5V</text:p>
          </table:table-cell>
          <table:table-cell/>
          <table:table-cell office:value-type="string">
            <text:p>12uA</text:p>
          </table:table-cell>
          <table:table-cell office:value-type="string">
            <text:p>100uA</text:p>
          </table:table-cell>
          <table:table-cell office:value-type="string">
            <text:p>275uA</text:p>
          </table:table-cell>
          <table:table-cell/>
          <table:table-cell table:formula="of:=([.$H21])+0.5" office:value-type="float" office:value="8.5">
            <text:p>8.5</text:p>
          </table:table-cell>
          <table:table-cell table:formula="of:=([.$H22])*([.$H$4]) * 1000" office:value-type="float" office:value="1133.05">
            <text:p>1133.05</text:p>
          </table:table-cell>
          <table:table-cell table:style-name="ce7" table:formula="of:=([.$I22])/([.J$7])" office:value-type="float" office:value="2.832625">
            <text:p>2.832625</text:p>
          </table:table-cell>
          <table:table-cell table:style-name="ce7" table:formula="of:=([.$I22])/([.K$7])" office:value-type="float" office:value="28.32625">
            <text:p>28.32625</text:p>
          </table:table-cell>
          <table:table-cell table:style-name="ce7" table:formula="of:=([.$I22])/([.L$7])" office:value-type="float" office:value="141.63125">
            <text:p>141.63125</text:p>
          </table:table-cell>
          <table:table-cell/>
          <table:table-cell table:formula="of:=1+(49.4)/( (([.$M22])/1024 *100) + 25)" office:value-type="float" office:value="2.976">
            <text:p>2.976</text:p>
          </table:table-cell>
          <table:table-cell table:formula="of:=([.$H$4])*([.$N22])*1000" office:value-type="float" office:value="396.7008">
            <text:p>396.7008</text:p>
          </table:table-cell>
          <table:table-cell table:style-name="ce6" table:formula="of:=(1+(49.4)/( (([.$M22] +1)/1024 *100) + 0.5))*([.$H$4])*1000" office:value-type="float" office:value="11151.3726797386">
            <text:p>11151.3726797386</text:p>
          </table:table-cell>
          <table:table-cell table:style-name="ce6" table:formula="of:=(1+(49.4)/( (([.$M22] -1)/1024 *100) + 0.5))*([.$H$4])*1000" office:value-type="float" office:value="16499.9516504854">
            <text:p>16499.9516504854</text:p>
          </table:table-cell>
          <table:table-cell table:formula="of:=MAX(ABS(([.$Q22]) - ([.$O22])); ABS(([.$P22]) - ([.$O22])))" office:value-type="float" office:value="16103.2508504854">
            <text:p>16103.2508504854</text:p>
          </table:table-cell>
          <table:table-cell table:formula="of:=([.$R22])/([.$O22]) * 100" office:value-type="float" office:value="4059.29376761666">
            <text:p>4059.2937676167</text:p>
          </table:table-cell>
        </table:table-row>
        <table:table-row table:style-name="ro4">
          <table:table-cell table:number-columns-repeated="7"/>
          <table:table-cell table:formula="of:=([.$H22])+0.5" office:value-type="float" office:value="9">
            <text:p>9</text:p>
          </table:table-cell>
          <table:table-cell table:formula="of:=([.$H23])*([.$H$4]) * 1000" office:value-type="float" office:value="1199.7">
            <text:p>1199.7</text:p>
          </table:table-cell>
          <table:table-cell table:style-name="ce7" table:formula="of:=([.$I23])/([.J$7])" office:value-type="float" office:value="2.99925">
            <text:p>2.99925</text:p>
          </table:table-cell>
          <table:table-cell table:style-name="ce7" table:formula="of:=([.$I23])/([.K$7])" office:value-type="float" office:value="29.9925">
            <text:p>29.9925</text:p>
          </table:table-cell>
          <table:table-cell table:style-name="ce7" table:formula="of:=([.$I23])/([.L$7])" office:value-type="float" office:value="149.9625">
            <text:p>149.9625</text:p>
          </table:table-cell>
          <table:table-cell/>
          <table:table-cell table:formula="of:=1+(49.4)/( (([.$M23])/1024 *100) + 25)" office:value-type="float" office:value="2.976">
            <text:p>2.976</text:p>
          </table:table-cell>
          <table:table-cell table:formula="of:=([.$H$4])*([.$N23])*1000" office:value-type="float" office:value="396.7008">
            <text:p>396.7008</text:p>
          </table:table-cell>
          <table:table-cell table:style-name="ce6" table:formula="of:=(1+(49.4)/( (([.$M23] +1)/1024 *100) + 0.5))*([.$H$4])*1000" office:value-type="float" office:value="11151.3726797386">
            <text:p>11151.3726797386</text:p>
          </table:table-cell>
          <table:table-cell table:style-name="ce6" table:formula="of:=(1+(49.4)/( (([.$M23] -1)/1024 *100) + 0.5))*([.$H$4])*1000" office:value-type="float" office:value="16499.9516504854">
            <text:p>16499.9516504854</text:p>
          </table:table-cell>
          <table:table-cell table:formula="of:=MAX(ABS(([.$Q23]) - ([.$O23])); ABS(([.$P23]) - ([.$O23])))" office:value-type="float" office:value="16103.2508504854">
            <text:p>16103.2508504854</text:p>
          </table:table-cell>
          <table:table-cell table:formula="of:=([.$R23])/([.$O23]) * 100" office:value-type="float" office:value="4059.29376761666">
            <text:p>4059.2937676167</text:p>
          </table:table-cell>
        </table:table-row>
        <table:table-row table:style-name="ro4">
          <table:table-cell table:number-columns-repeated="7"/>
          <table:table-cell table:formula="of:=([.$H23])+0.5" office:value-type="float" office:value="9.5">
            <text:p>9.5</text:p>
          </table:table-cell>
          <table:table-cell table:formula="of:=([.$H24])*([.$H$4]) * 1000" office:value-type="float" office:value="1266.35">
            <text:p>1266.35</text:p>
          </table:table-cell>
          <table:table-cell table:style-name="ce7" table:formula="of:=([.$I24])/([.J$7])" office:value-type="float" office:value="3.165875">
            <text:p>3.165875</text:p>
          </table:table-cell>
          <table:table-cell table:style-name="ce7" table:formula="of:=([.$I24])/([.K$7])" office:value-type="float" office:value="31.65875">
            <text:p>31.65875</text:p>
          </table:table-cell>
          <table:table-cell table:style-name="ce7" table:formula="of:=([.$I24])/([.L$7])" office:value-type="float" office:value="158.29375">
            <text:p>158.29375</text:p>
          </table:table-cell>
          <table:table-cell/>
          <table:table-cell table:formula="of:=1+(49.4)/( (([.$M24])/1024 *100) + 25)" office:value-type="float" office:value="2.976">
            <text:p>2.976</text:p>
          </table:table-cell>
          <table:table-cell table:formula="of:=([.$H$4])*([.$N24])*1000" office:value-type="float" office:value="396.7008">
            <text:p>396.7008</text:p>
          </table:table-cell>
          <table:table-cell table:style-name="ce6" table:formula="of:=(1+(49.4)/( (([.$M24] +1)/1024 *100) + 0.5))*([.$H$4])*1000" office:value-type="float" office:value="11151.3726797386">
            <text:p>11151.3726797386</text:p>
          </table:table-cell>
          <table:table-cell table:style-name="ce6" table:formula="of:=(1+(49.4)/( (([.$M24] -1)/1024 *100) + 0.5))*([.$H$4])*1000" office:value-type="float" office:value="16499.9516504854">
            <text:p>16499.9516504854</text:p>
          </table:table-cell>
          <table:table-cell table:formula="of:=MAX(ABS(([.$Q24]) - ([.$O24])); ABS(([.$P24]) - ([.$O24])))" office:value-type="float" office:value="16103.2508504854">
            <text:p>16103.2508504854</text:p>
          </table:table-cell>
          <table:table-cell table:formula="of:=([.$R24])/([.$O24]) * 100" office:value-type="float" office:value="4059.29376761666">
            <text:p>4059.2937676167</text:p>
          </table:table-cell>
        </table:table-row>
        <table:table-row table:style-name="ro4">
          <table:table-cell table:number-columns-repeated="7"/>
          <table:table-cell table:formula="of:=([.$H24])+0.5" office:value-type="float" office:value="10">
            <text:p>10</text:p>
          </table:table-cell>
          <table:table-cell table:formula="of:=([.$H25])*([.$H$4]) * 1000" office:value-type="float" office:value="1333">
            <text:p>1333</text:p>
          </table:table-cell>
          <table:table-cell table:style-name="ce7" table:formula="of:=([.$I25])/([.J$7])" office:value-type="float" office:value="3.3325">
            <text:p>3.3325</text:p>
          </table:table-cell>
          <table:table-cell table:style-name="ce7" table:formula="of:=([.$I25])/([.K$7])" office:value-type="float" office:value="33.325">
            <text:p>33.325</text:p>
          </table:table-cell>
          <table:table-cell table:style-name="ce7" table:formula="of:=([.$I25])/([.L$7])" office:value-type="float" office:value="166.625">
            <text:p>166.625</text:p>
          </table:table-cell>
          <table:table-cell office:value-type="float" office:value="51">
            <text:p>51</text:p>
          </table:table-cell>
          <table:table-cell table:formula="of:=1+(49.4)/( (([.$M25])/1024 *100) + 25)" office:value-type="float" office:value="2.64773941368078">
            <text:p>2.6477394137</text:p>
          </table:table-cell>
          <table:table-cell table:formula="of:=([.$H$4])*([.$N25])*1000" office:value-type="float" office:value="352.943663843648">
            <text:p>352.9436638436</text:p>
          </table:table-cell>
          <table:table-cell table:style-name="ce6" table:formula="of:=(1+(49.4)/( (([.$M25] +1)/1024 *100) + 0.5))*([.$H$4])*1000" office:value-type="float" office:value="1313.80778711485">
            <text:p>1313.8077871149</text:p>
          </table:table-cell>
          <table:table-cell table:style-name="ce6" table:formula="of:=(1+(49.4)/( (([.$M25] -1)/1024 *100) + 0.5))*([.$H$4])*1000" office:value-type="float" office:value="1356.64188679245">
            <text:p>1356.6418867925</text:p>
          </table:table-cell>
          <table:table-cell table:formula="of:=MAX(ABS(([.$Q25]) - ([.$O25])); ABS(([.$P25]) - ([.$O25])))" office:value-type="float" office:value="1003.6982229488">
            <text:p>1003.6982229488</text:p>
          </table:table-cell>
          <table:table-cell table:formula="of:=([.$R25])/([.$O25]) * 100" office:value-type="float" office:value="284.379158990494">
            <text:p>284.3791589905</text:p>
          </table:table-cell>
        </table:table-row>
        <table:table-row table:style-name="ro4">
          <table:table-cell table:number-columns-repeated="7"/>
          <table:table-cell table:formula="of:=([.$H25])+0.5" office:value-type="float" office:value="10.5">
            <text:p>10.5</text:p>
          </table:table-cell>
          <table:table-cell table:formula="of:=([.$H26])*([.$H$4]) * 1000" office:value-type="float" office:value="1399.65">
            <text:p>1399.65</text:p>
          </table:table-cell>
          <table:table-cell table:style-name="ce7" table:formula="of:=([.$I26])/([.J$7])" office:value-type="float" office:value="3.499125">
            <text:p>3.499125</text:p>
          </table:table-cell>
          <table:table-cell table:style-name="ce7" table:formula="of:=([.$I26])/([.K$7])" office:value-type="float" office:value="34.99125">
            <text:p>34.99125</text:p>
          </table:table-cell>
          <table:table-cell table:style-name="ce7" table:formula="of:=([.$I26])/([.L$7])" office:value-type="float" office:value="174.95625">
            <text:p>174.95625</text:p>
          </table:table-cell>
          <table:table-cell office:value-type="float" office:value="48">
            <text:p>48</text:p>
          </table:table-cell>
          <table:table-cell table:formula="of:=1+(49.4)/( (([.$M26])/1024 *100) + 25)" office:value-type="float" office:value="2.664">
            <text:p>2.664</text:p>
          </table:table-cell>
          <table:table-cell table:formula="of:=([.$H$4])*([.$N26])*1000" office:value-type="float" office:value="355.1112">
            <text:p>355.1112</text:p>
          </table:table-cell>
          <table:table-cell table:style-name="ce6" table:formula="of:=(1+(49.4)/( (([.$M26] +1)/1024 *100) + 0.5))*([.$H$4])*1000" office:value-type="float" office:value="1379.24613451589">
            <text:p>1379.2461345159</text:p>
          </table:table-cell>
          <table:table-cell table:style-name="ce6" table:formula="of:=(1+(49.4)/( (([.$M26] -1)/1024 *100) + 0.5))*([.$H$4])*1000" office:value-type="float" office:value="1427.05680736761">
            <text:p>1427.0568073676</text:p>
          </table:table-cell>
          <table:table-cell table:formula="of:=MAX(ABS(([.$Q26]) - ([.$O26])); ABS(([.$P26]) - ([.$O26])))" office:value-type="float" office:value="1071.94560736761">
            <text:p>1071.9456073676</text:p>
          </table:table-cell>
          <table:table-cell table:formula="of:=([.$R26])/([.$O26]) * 100" office:value-type="float" office:value="301.861954049214">
            <text:p>301.8619540492</text:p>
          </table:table-cell>
        </table:table-row>
        <table:table-row table:style-name="ro1">
          <table:table-cell table:number-columns-repeated="19"/>
        </table:table-row>
        <table:table-row table:style-name="ro4">
          <table:table-cell/>
          <table:table-cell office:value-type="string">
            <text:p>Digital Potentiometer AD5292 100KOhm</text:p>
          </table:table-cell>
          <table:table-cell table:number-columns-repeated="17"/>
        </table:table-row>
        <table:table-row table:style-name="ro1" table:number-rows-repeated="2">
          <table:table-cell table:number-columns-repeated="19"/>
        </table:table-row>
        <table:table-row table:style-name="ro4">
          <table:table-cell/>
          <table:table-cell office:value-type="string">
            <text:p>1024 positions 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4">
          <table:table-cell/>
          <table:table-cell office:value-type="string">
            <text:p>For Lo setting, a base range of 500nA</text:p>
          </table:table-cell>
          <table:table-cell table:number-columns-repeated="17"/>
        </table:table-row>
        <table:table-row table:style-name="ro4">
          <table:table-cell/>
          <table:table-cell office:value-type="string">
            <text:p>@400KOhm needs .2V input</text:p>
          </table:table-cell>
          <table:table-cell table:number-columns-repeated="17"/>
        </table:table-row>
        <table:table-row table:style-name="ro1" table:number-rows-repeated="2">
          <table:table-cell table:number-columns-repeated="19"/>
        </table:table-row>
        <table:table-row table:style-name="ro3">
          <table:table-cell/>
          <table:table-cell office:value-type="string">
            <text:p>To Calculate effective range of potentiometer we must recognize two errors, full scale error si taken care of by a trim pot and the pot postion</text:p>
          </table:table-cell>
          <table:table-cell table:number-columns-repeated="17"/>
        </table:table-row>
        <table:table-row table:style-name="ro4">
          <table:table-cell/>
          <table:table-cell office:value-type="string">
            <text:p>Total Nonlinearity (INL+DNL is +- 1LSB)</text:p>
          </table:table-cell>
          <table:table-cell table:number-columns-repeated="17"/>
        </table:table-row>
        <table:table-row table:style-name="ro1" table:number-rows-repeated="2">
          <table:table-cell table:number-columns-repeated="19"/>
        </table:table-row>
        <table:table-row table:style-name="ro4">
          <table:table-cell/>
          <table:table-cell office:value-type="string">
            <text:p>Vin</text:p>
          </table:table-cell>
          <table:table-cell office:value-type="float" office:value="0.1372">
            <text:p>0.1372</text:p>
          </table:table-cell>
          <table:table-cell table:number-columns-repeated="16"/>
        </table:table-row>
        <table:table-row table:style-name="ro4">
          <table:table-cell/>
          <table:table-cell office:value-type="string">
            <text:p>G_min</text:p>
          </table:table-cell>
          <table:table-cell office:value-type="float" office:value="1.4">
            <text:p>1.4</text:p>
          </table:table-cell>
          <table:table-cell table:number-columns-repeated="16"/>
        </table:table-row>
        <table:table-row table:style-name="ro4">
          <table:table-cell/>
          <table:table-cell office:value-type="string">
            <text:p>G_max</text:p>
          </table:table-cell>
          <table:table-cell office:value-type="float" office:value="2.8">
            <text:p>2.8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3">
          <table:table-cell/>
          <table:table-cell office:value-type="string">
            <text:p>Range Resistor</text:p>
          </table:table-cell>
          <table:table-cell office:value-type="string">
            <text:p>Min Current uA</text:p>
          </table:table-cell>
          <table:table-cell office:value-type="string">
            <text:p>Max Current uA</text:p>
          </table:table-cell>
          <table:table-cell table:number-columns-repeated="15"/>
        </table:table-row>
        <table:table-row table:style-name="ro4">
          <table:table-cell/>
          <table:table-cell office:value-type="float" office:value="384">
            <text:p>384</text:p>
          </table:table-cell>
          <table:table-cell table:formula="of:=([.$C$41])*([.$C$42])/([.$B46])*1000" office:value-type="float" office:value="0.500208333333333">
            <text:p>0.5002083333</text:p>
          </table:table-cell>
          <table:table-cell table:style-name="ce6" table:formula="of:=([.$C$41])*([.$C$43])/([.$B46])*1000" office:value-type="float" office:value="1.00041666666667">
            <text:p>1.0004166667</text:p>
          </table:table-cell>
          <table:table-cell table:number-columns-repeated="15"/>
        </table:table-row>
        <table:table-row table:style-name="ro4">
          <table:table-cell/>
          <table:table-cell office:value-type="float" office:value="192">
            <text:p>192</text:p>
          </table:table-cell>
          <table:table-cell table:formula="of:=([.$C$41])*([.$C$42])/([.$B47])*1000" office:value-type="float" office:value="1.00041666666667">
            <text:p>1.0004166667</text:p>
          </table:table-cell>
          <table:table-cell table:style-name="ce6" table:formula="of:=([.$C$41])*([.$C$43])/([.$B47])*1000" office:value-type="float" office:value="2.00083333333333">
            <text:p>2.0008333333</text:p>
          </table:table-cell>
          <table:table-cell table:number-columns-repeated="15"/>
        </table:table-row>
        <table:table-row table:style-name="ro4">
          <table:table-cell/>
          <table:table-cell office:value-type="float" office:value="96">
            <text:p>96</text:p>
          </table:table-cell>
          <table:table-cell table:formula="of:=([.$C$41])*([.$C$42])/([.$B48])*1000" office:value-type="float" office:value="2.00083333333333">
            <text:p>2.0008333333</text:p>
          </table:table-cell>
          <table:table-cell table:style-name="ce6" table:formula="of:=([.$C$41])*([.$C$43])/([.$B48])*1000" office:value-type="float" office:value="4.00166666666667">
            <text:p>4.0016666667</text:p>
          </table:table-cell>
          <table:table-cell table:number-columns-repeated="15"/>
        </table:table-row>
        <table:table-row table:style-name="ro4">
          <table:table-cell/>
          <table:table-cell office:value-type="float" office:value="48">
            <text:p>48</text:p>
          </table:table-cell>
          <table:table-cell table:formula="of:=([.$C$41])*([.$C$42])/([.$B49])*1000" office:value-type="float" office:value="4.00166666666667">
            <text:p>4.0016666667</text:p>
          </table:table-cell>
          <table:table-cell table:style-name="ce6" table:formula="of:=([.$C$41])*([.$C$43])/([.$B49])*1000" office:value-type="float" office:value="8.00333333333333">
            <text:p>8.0033333333</text:p>
          </table:table-cell>
          <table:table-cell table:number-columns-repeated="15"/>
        </table:table-row>
        <table:table-row table:style-name="ro4">
          <table:table-cell/>
          <table:table-cell office:value-type="float" office:value="24">
            <text:p>24</text:p>
          </table:table-cell>
          <table:table-cell table:formula="of:=([.$C$41])*([.$C$42])/([.$B50])*1000" office:value-type="float" office:value="8.00333333333333">
            <text:p>8.0033333333</text:p>
          </table:table-cell>
          <table:table-cell table:style-name="ce6" table:formula="of:=([.$C$41])*([.$C$43])/([.$B50])*1000" office:value-type="float" office:value="16.0066666666667">
            <text:p>16.0066666667</text:p>
          </table:table-cell>
          <table:table-cell table:number-columns-repeated="15"/>
        </table:table-row>
        <table:table-row table:style-name="ro4">
          <table:table-cell/>
          <table:table-cell office:value-type="float" office:value="12">
            <text:p>12</text:p>
          </table:table-cell>
          <table:table-cell table:formula="of:=([.$C$41])*([.$C$42])/([.$B51])*1000" office:value-type="float" office:value="16.0066666666667">
            <text:p>16.0066666667</text:p>
          </table:table-cell>
          <table:table-cell table:style-name="ce6" table:formula="of:=([.$C$41])*([.$C$43])/([.$B51])*1000" office:value-type="float" office:value="32.0133333333333">
            <text:p>32.0133333333</text:p>
          </table:table-cell>
          <table:table-cell table:number-columns-repeated="15"/>
        </table:table-row>
        <table:table-row table:style-name="ro4">
          <table:table-cell/>
          <table:table-cell office:value-type="float" office:value="6">
            <text:p>6</text:p>
          </table:table-cell>
          <table:table-cell table:formula="of:=([.$C$41])*([.$C$42])/([.$B52])*1000" office:value-type="float" office:value="32.0133333333333">
            <text:p>32.0133333333</text:p>
          </table:table-cell>
          <table:table-cell table:style-name="ce6" table:formula="of:=([.$C$41])*([.$C$43])/([.$B52])*1000" office:value-type="float" office:value="64.0266666666667">
            <text:p>64.0266666667</text:p>
          </table:table-cell>
          <table:table-cell table:number-columns-repeated="15"/>
        </table:table-row>
        <table:table-row table:style-name="ro4">
          <table:table-cell/>
          <table:table-cell office:value-type="float" office:value="3">
            <text:p>3</text:p>
          </table:table-cell>
          <table:table-cell table:formula="of:=([.$C$41])*([.$C$42])/([.$B53])*1000" office:value-type="float" office:value="64.0266666666667">
            <text:p>64.0266666667</text:p>
          </table:table-cell>
          <table:table-cell table:style-name="ce6" table:formula="of:=([.$C$41])*([.$C$43])/([.$B53])*1000" office:value-type="float" office:value="128.053333333333">
            <text:p>128.0533333333</text:p>
          </table:table-cell>
          <table:table-cell table:number-columns-repeated="1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1T13:00:32</meta:creation-date>
    <dc:date>2014-03-04T15:37:05</dc:date>
    <meta:editing-duration>PT5M9S</meta:editing-duration>
    <meta:editing-cycles>3</meta:editing-cycles>
    <meta:generator>LibreOffice/3.5$Linux_X86_64 LibreOffice_project/350m1$Build-2</meta:generator>
    <meta:document-statistic meta:table-count="3" meta:cell-count="339" meta:object-count="0"/>
  </office:meta>
</office:document-meta>
</file>